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0756in"/>
    </style:style>
    <style:style style:name="co3" style:family="table-column">
      <style:table-column-properties fo:break-before="auto" style:column-width="1.2661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0701in"/>
    </style:style>
    <style:style style:name="co7" style:family="table-column">
      <style:table-column-properties fo:break-before="auto" style:column-width="2.0634in"/>
    </style:style>
    <style:style style:name="co8" style:family="table-column">
      <style:table-column-properties fo:break-before="auto" style:column-width="2.0571in"/>
    </style:style>
    <style:style style:name="co9" style:family="table-column">
      <style:table-column-properties fo:break-before="auto" style:column-width="1.5319in"/>
    </style:style>
    <style:style style:name="co10" style:family="table-column">
      <style:table-column-properties fo:break-before="auto" style:column-width="1.228in"/>
    </style:style>
    <style:style style:name="co11" style:family="table-column">
      <style:table-column-properties fo:break-before="auto" style:column-width="1.170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% de Complétion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Search bar</text:p>
          </table:table-cell>
          <table:table-cell office:value-type="string">
            <text:p>Article + FAQ</text:p>
          </table:table-cell>
          <table:table-cell office:value-type="string">
            <text:p>Login</text:p>
          </table:table-cell>
          <table:table-cell office:value-type="string">
            <text:p>Formulaire contact</text:p>
          </table:table-cell>
          <table:table-cell office:value-type="string">
            <text:p>Affichage profil</text:p>
          </table:table-cell>
          <table:table-cell office:value-type="string">
            <text:p>Sauvegarde payement</text:p>
          </table:table-cell>
          <table:table-cell office:value-type="string">
            <text:p>Affichage réservation en cours</text:p>
          </table:table-cell>
          <table:table-cell office:value-type="string">
            <text:p>Affichage ancienne réservation</text:p>
          </table:table-cell>
          <table:table-cell office:value-type="string">
            <text:p>Ajout extra réservation</text:p>
          </table:table-cell>
          <table:table-cell office:value-type="string">
            <text:p>Payement Stripe</text:p>
          </table:table-cell>
          <table:table-cell office:value-type="string">
            <text:p>Affichage Search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DD 1H</text:p>
          </table:table-cell>
          <table:table-cell table:number-columns-repeated="10"/>
        </table:table-row>
        <table:table-row table:style-name="ro1">
          <table:table-cell office:value-type="string">
            <text:p>PHP 2H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 office:value-type="string">
            <text:p>Temps total = </text:p>
          </table:table-cell>
        </table:table-row>
      </table:table>
      <table:table table:name="Feuille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2">11/12/2021</text:date>, <text:time>15:4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Lagrabe</meta:initial-creator>
    <meta:creation-date>2021-11-12T15:38:54</meta:creation-date>
    <dc:date>2021-11-12T15:46:55</dc:date>
    <dc:creator>Matthias Lagrabe</dc:creator>
    <meta:editing-duration>PT8M1S</meta:editing-duration>
    <meta:editing-cycles>4</meta:editing-cycles>
    <meta:generator>OpenOffice/4.1.10$Unix OpenOffice.org_project/4110m2$Build-9807</meta:generator>
    <meta:document-statistic meta:table-count="3" meta:cell-count="26" meta:object-count="0"/>
  </office:meta>
</office:document-meta>
</file>